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1.17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" table:style-name="ta1">
        <table:shapes>
          <draw:frame draw:z-index="0" draw:style-name="gr1" draw:text-style-name="P1" svg:width="11.249cm" svg:height="6.327cm" svg:x="7.058cm" svg:y="7.092cm">
            <draw:object draw:notify-on-update-of-ranges="Resultados.A17:Resultados.A20 Resultados.B17:Resultados.B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ce1"/>
        <table:table-column table:style-name="co5" table:default-cell-style-name="ce3"/>
        <table:table-column table:style-name="co4" table:default-cell-style-name="Default"/>
        <table:table-column table:style-name="co4" table:default-cell-style-name="ce1"/>
        <table:table-column table:style-name="co4" table:default-cell-style-name="ce3"/>
        <table:table-row table:style-name="ro1">
          <table:table-cell table:style-name="ce4" office:value-type="string" calcext:value-type="string" table:number-columns-spanned="2" table:number-rows-spanned="1">
            <text:p>EXPERIMENTO 1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EXPERIMENTO 2</text:p>
          </table:table-cell>
          <table:covered-table-cell table:style-name="ce6"/>
          <table:table-cell/>
          <table:table-cell table:style-name="ce4" office:value-type="string" calcext:value-type="string" table:number-columns-spanned="2" table:number-rows-spanned="1">
            <text:p>EXPERIMENTO 3</text:p>
          </table:table-cell>
          <table:covered-table-cell table:style-name="ce6"/>
        </table:table-row>
        <table:table-row table:style-name="ro1"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  <table:table-cell/>
          <table:table-cell office:value-type="string" calcext:value-type="string">
            <text:p>Execução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.207359" calcext:value-type="float">
            <text:p>10,2073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.051389" calcext:value-type="float">
            <text:p>4,0513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.595911" calcext:value-type="float">
            <text:p>27,5959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.219511" calcext:value-type="float">
            <text:p>10,2195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032037" calcext:value-type="float">
            <text:p>4,0320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.575789" calcext:value-type="float">
            <text:p>27,5757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.204297" calcext:value-type="float">
            <text:p>10,20429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.040018" calcext:value-type="float">
            <text:p>4,040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530322" calcext:value-type="float">
            <text:p>27,5303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.222488" calcext:value-type="float">
            <text:p>10,22248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04994" calcext:value-type="float">
            <text:p>4,0499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.500686" calcext:value-type="float">
            <text:p>27,5006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.241255" calcext:value-type="float">
            <text:p>10,2412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079779" calcext:value-type="float">
            <text:p>4,0797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.573815" calcext:value-type="float">
            <text:p>27,5738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.254713" calcext:value-type="float">
            <text:p>10,25471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.041714" calcext:value-type="float">
            <text:p>4,041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5887" calcext:value-type="float">
            <text:p>27,58870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.209473" calcext:value-type="float">
            <text:p>10,20947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058754" calcext:value-type="float">
            <text:p>4,0587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.567931" calcext:value-type="float">
            <text:p>27,5679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.250377" calcext:value-type="float">
            <text:p>10,2503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725738" calcext:value-type="float">
            <text:p>3,725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.520614" calcext:value-type="float">
            <text:p>27,5206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.214853" calcext:value-type="float">
            <text:p>10,21485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055641" calcext:value-type="float">
            <text:p>4,0556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087606" calcext:value-type="float">
            <text:p>27,08760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.205358" calcext:value-type="float">
            <text:p>10,2053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039783" calcext:value-type="float">
            <text:p>4,03978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style-name="ce2" table:formula="of:=AVERAGE( [.B3:.B12] )" office:value-type="float" office:value="27.5071696" calcext:value-type="float">
            <text:p>27,5071696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E3:.E12] )" office:value-type="float" office:value="10.2229684" calcext:value-type="float">
            <text:p>10,2229684</text:p>
          </table:table-cell>
          <table:table-cell/>
          <table:table-cell office:value-type="string" calcext:value-type="string">
            <text:p>Média</text:p>
          </table:table-cell>
          <table:table-cell table:style-name="ce2" table:formula="of:=AVERAGE( [.H3:.H12] )" office:value-type="float" office:value="4.0174793" calcext:value-type="float">
            <text:p>4,0174793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COMPARATIVO</text:p>
          </table:table-cell>
          <table:covered-table-cell table:style-name="ce6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Experimento <text:s/></text:p>
          </table:table-cell>
          <table:table-cell table:style-name="ce1" office:value-type="string" calcext:value-type="string">
            <text:p>Tempo médio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7.5071696" calcext:value-type="float">
            <text:p>27,5071696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10.2229684" calcext:value-type="float">
            <text:p>10,2229684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4.0174793" calcext:value-type="float">
            <text:p>4,017479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9">00/00/0000</text:date>, <text:time style:data-style-name="N2" text:time-value="12:23:56.38386059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23:43:24.411967719</meta:creation-date>
    <meta:generator>LibreOffice/24.2.7.2$Linux_X86_64 LibreOffice_project/420$Build-2</meta:generator>
    <dc:date>2025-11-09T12:28:54.248023678</dc:date>
    <meta:editing-duration>PT14M59S</meta:editing-duration>
    <meta:editing-cycles>2</meta:editing-cycles>
    <meta:document-statistic meta:table-count="1" meta:cell-count="8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5cm" svg:height="6.328cm" xlink:href=".." xlink:type="simple" chart:class="chart:bar" chart:style-name="ch1">
        <chart:title svg:x="2.274cm" svg:y="0.262cm" chart:style-name="ch2">
          <text:p>Comparação entre experimentos</text:p>
        </chart:title>
        <chart:legend chart:legend-position="end" svg:x="9.542cm" svg:y="2.865cm" style:legend-expansion="high" chart:style-name="ch3"/>
        <chart:plot-area chart:style-name="ch4" table:cell-range-address="Resultados.A17:Resultados.B20" chart:data-source-has-labels="both" svg:x="0.225cm" svg:y="1.167cm" svg:width="9.092cm" svg:height="5.035cm">
          <chart:coordinate-region svg:x="0.846cm" svg:y="1.366cm" svg:width="8.471cm" svg:height="4.189cm"/>
          <chart:axis chart:dimension="x" chart:name="primary-x" chart:style-name="ch5" chartooo:axis-type="auto">
            <chartooo:date-scale/>
            <chart:categories table:cell-range-address="Resultados.A17:Resultados.A2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ultados.B17:Resultados.B20" loext:label-string="tempo" chart:class="chart:bar"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</text:p>
              </table:table-cell>
            </table:table-row>
          </table:table-header-rows>
          <table:table-rows>
            <table:table-row>
              <table:table-cell office:value-type="string">
                <text:p>Experimento  </text:p>
                <draw:g>
                  <svg:desc>Resultados.A17:Resultados.A20</svg:desc>
                </draw:g>
              </table:table-cell>
              <table:table-cell office:value-type="float" office:value="NaN">
                <text:p>NaN</text:p>
                <draw:g>
                  <svg:desc>Resultados.B17:Resultados.B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7.5071696">
                <text:p>27.507169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.2229684">
                <text:p>10.22296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0174793">
                <text:p>4.01747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